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Victor Haskins</text:p>
      <text:p text:style-name="Standard">Math &amp; Physics 191 Pre Lab - Rotations</text:p>
      <text:p text:style-name="Standard"/>
      <text:p text:style-name="Standard">1)<text:s/>Object. Each column is a 3D point with a W of 1.</text:p>
      <text:p text:style-name="Standard">5<text:tab/>2<text:tab/>0<text:tab/></text:p>
      <text:p text:style-name="Standard">2<text:tab/>0<text:tab/>2</text:p>
      <text:p text:style-name="Standard">0<text:tab/>5<text:tab/>2</text:p>
      <text:p text:style-name="Standard">1<text:tab/>1<text:tab/>1</text:p>
      <text:p text:style-name="Standard"/>
      <text:p text:style-name="Standard">2)<text:s/>Rotate object around z axis 30 degrees</text:p>
      <text:p text:style-name="Standard">Matrix…</text:p>
      <text:p text:style-name="Standard">cos(30)<text:tab/>-sin(30)<text:tab/>0<text:tab/>0</text:p>
      <text:p text:style-name="Standard">sin(30)<text:tab/><text:tab/>cos(30)<text:tab/>0<text:tab/>0</text:p>
      <text:p text:style-name="Standard">0<text:tab/><text:tab/>0<text:tab/><text:tab/>1<text:tab/>0</text:p>
      <text:p text:style-name="Standard">0<text:tab/><text:tab/>0<text:tab/><text:tab/>0<text:tab/>1</text:p>
      <text:p text:style-name="Standard"/>
      <text:p text:style-name="Standard">Object…</text:p>
      <text:p text:style-name="Standard">3.33<text:tab/>1.73<text:tab/>-1</text:p>
      <text:p text:style-name="Standard">4.23<text:tab/>1<text:tab/>1.73</text:p>
      <text:p text:style-name="Standard">0<text:tab/>5<text:tab/>2</text:p>
      <text:p text:style-name="Standard">1<text:tab/>1<text:tab/>1</text:p>
      <text:p text:style-name="Standard"/>
      <text:p text:style-name="Standard">3)<text:s/>Rotate object around x axis<text:s/>50 degrees</text:p>
      <text:p text:style-name="Standard">Matrix…</text:p>
      <text:p text:style-name="Standard">1<text:tab/>0<text:tab/><text:tab/>0<text:tab/><text:tab/>0</text:p>
      <text:p text:style-name="Standard">0<text:tab/>cos(50)<text:tab/>-sin(50)<text:tab/>0</text:p>
      <text:p text:style-name="Standard">0<text:tab/>sin(50)<text:tab/><text:tab/>cos(50)<text:tab/>0</text:p>
      <text:p text:style-name="Standard">0<text:tab/>0<text:tab/><text:tab/>0<text:tab/><text:tab/>1</text:p>
      <text:p text:style-name="Standard"/>
      <text:p text:style-name="Standard">Object…</text:p>
      <text:p text:style-name="Standard">5<text:tab/>2<text:tab/>0</text:p>
      <text:p text:style-name="Standard">1.29<text:tab/>-3.83<text:tab/>-0.25</text:p>
      <text:p text:style-name="Standard">1.53<text:tab/>3.21<text:tab/>2.82</text:p>
      <text:p text:style-name="Standard">1<text:tab/>1<text:tab/>1</text:p>
      <text:p text:style-name="Standard"/>
      <text:p text:style-name="Standard">4)<text:s/>Rotate object around y axis 130 degrees</text:p>
      <text:p text:style-name="Standard">Matrix…</text:p>
      <text:p text:style-name="Standard">cos(130)<text:tab/>0<text:tab/>sin(130)<text:tab/>0</text:p>
      <text:p text:style-name="Standard">0<text:tab/><text:tab/>1<text:tab/>0<text:tab/><text:tab/>0</text:p>
      <text:p text:style-name="Standard">-sin(130)<text:tab/>0<text:tab/>cos(130)<text:tab/>0<text:tab/></text:p>
      <text:p text:style-name="Standard">0<text:tab/><text:tab/>0<text:tab/>0<text:tab/><text:tab/>1</text:p>
      <text:p text:style-name="Standard"/>
      <text:p text:style-name="Standard">Object…</text:p>
      <text:p text:style-name="Standard">-3.21<text:tab/>2.54<text:tab/>1.53</text:p>
      <text:p text:style-name="Standard">2<text:tab/>0<text:tab/>2</text:p>
      <text:p text:style-name="Standard">-3.83<text:tab/>-4.75<text:tab/>-1.29</text:p>
      <text:p text:style-name="Standard">1<text:tab/>1<text:tab/>1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vc-student</dc:creator>
    <meta:creation-date>2016-04-25T13:10:00Z</meta:creation-date>
    <dc:date>2016-04-25T20:48:00Z</dc:date>
    <meta:template xlink:href="Normal" xlink:type="simple"/>
    <meta:editing-cycles>2</meta:editing-cycles>
    <meta:editing-duration>PT2040S</meta:editing-duration>
    <meta:document-statistic meta:page-count="1" meta:paragraph-count="1" meta:word-count="94" meta:character-count="629" meta:row-count="4" meta:non-whitespace-character-count="536"/>
  </office:meta>
</office:document-meta>
</file>